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>
      <style:paragraph-properties fo:margin-top="0.423cm" fo:margin-bottom="0.423cm" style:contextual-spacing="false" fo:line-height="100%"/>
    </style:style>
    <style:style style:name="P2" style:family="paragraph" style:parent-style-name="normal" style:master-page-name="Standard">
      <style:paragraph-properties fo:margin-top="0.423cm" fo:margin-bottom="0.423cm" style:contextual-spacing="false" fo:line-height="100%" style:page-number="1"/>
    </style:style>
    <style:style style:name="T1" style:family="text">
      <style:text-properties officeooo:rsid="00076d34"/>
    </style:style>
    <style:style style:name="T2" style:family="text">
      <style:text-properties officeooo:rsid="00086711"/>
    </style:style>
    <style:style style:name="T3" style:family="text">
      <style:text-properties officeooo:rsid="00096e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tch-22 is a novel <text:span text:style-name="T1">written</text:span> by American author Joseph Heller. <text:span text:style-name="T1">It was</text:span> published in 1961. <text:span text:style-name="T1">The work is a satire</text:span> <text:span text:style-name="T1">taking place</text:span> during World War II, <text:span text:style-name="T1">which follows</text:span> the experiences of Captain John Yossarian. <text:span text:style-name="T1">John is</text:span> a bombardier in the U.S. Army Air Forces. The novel is renowned for its <text:span text:style-name="T1">cutting satire and nonlinear structure</text:span>, which touches on themes of war, bureaucracy, and the meaning of life.</text:p>
      <text:p text:style-name="P1">The plot of Catch-22 is <text:span text:style-name="T1">steeped in</text:span> the absurdity of war and <text:span text:style-name="T1">of</text:span> the military bureaucracy that supports it. The novel follows the experiences of Captain Yossarian, <text:span text:style-name="T1">a man</text:span> stationed on the island of Pianosa in Italy. <text:span text:style-name="T1">L</text:span>ike many of his fellow soldiers, <text:span text:style-name="T1">Yossarian</text:span> is disillusioned with the war and wants <text:span text:style-name="T1">only</text:span> to go home. However, his superiors keep <text:span text:style-name="T1">increasing</text:span> the number of missions required before a soldier can be discharged from service, creating a <text:span text:style-name="T1">difficult</text:span> situation for Yossarian and his comrades.</text:p>
      <text:p text:style-name="P1">The novel's title refers to <text:span text:style-name="T1">the</text:span> paradoxical situation in which a<text:span text:style-name="T1">n insane</text:span> soldier <text:span text:style-name="T1">gets to</text:span> be discharged from service, <text:span text:style-name="T1">but any soldier who</text:span> requests to be discharged <text:span text:style-name="T1">is deemed</text:span> sane enough to make the request. This circular logic creates <text:span text:style-name="T1">the titular</text:span> "catch-22" that keeps soldiers like Yossarian trapped in service indefinitely.</text:p>
      <text:p text:style-name="P1">As the novel progresses, the satire becomes increasingly <text:span text:style-name="T1">surreal and macabre</text:span>. Characters die off in <text:span text:style-name="T1">more and more</text:span> bizarre and absurd ways, and the military bureaucracy becomes increasingly irrational and <text:span text:style-name="T1">obviously</text:span> corrupt. Heller's use of nonlinear storytelling <text:span text:style-name="T1">supplements</text:span> the sense of disorientation and confusion, <text:span text:style-name="T1">causing</text:span> the reader <text:span text:style-name="T1">to</text:span> never <text:span text:style-name="T1">be</text:span> quite sure what is happening or what will happen next.</text:p>
      <text:p text:style-name="P1">One of the novel's key themes is the absurdity of war and the <text:span text:style-name="T1">harm</text:span> it can do to the human <text:span text:style-name="T1">spirit</text:span>. Yossarian and his fellow soldiers are constantly exposed to violence, <text:span text:style-name="T2">destruction</text:span>, and <text:span text:style-name="T2">death</text:span>, and many of them <text:span text:style-name="T2">have trouble making sense</text:span> of the senseless brutality of war. Heller's satire also critiques the military bureaucracy and its <text:span text:style-name="T2">focus</text:span> on rules and <text:span text:style-name="T2">orders</text:span> over common sense and human decency.</text:p>
      <text:p text:style-name="P1">Another theme of the novel is the <text:span text:style-name="T3">difficult</text:span> search for meaning in a chaotic and unpredictable world. Yossarian, like many of his fellow soldiers, <text:span text:style-name="T3">cannot manage</text:span> to find a sense of purpose or direction <text:span text:style-name="T3">amidst </text:span>the war. His quest for survival and <text:span text:style-name="T3">liberation</text:span> becomes a search for meaning, as he grapples with the existential <text:span text:style-name="T3">quandries</text:span> that arise in times of crisis.</text:p>
      <text:p text:style-name="P1">In conclusion, Catch-22 is a complex and multifaceted novel that critique<text:span text:style-name="T3">s</text:span> the absurdity of war, <text:span text:style-name="T3">as well as</text:span> the military bureaucracy that supports it, <text:span text:style-name="T3">via satire and nonlinar storytelling</text:span>. The novel's themes of the search for meaning and the damaging effects of war on the human psyche continue to resonate with readers today, making <text:span text:style-name="T3">the book</text:span> a timeless work of literature.</text:p>
      <text:p text:style-name="normal">(4<text:span text:style-name="T3">50 </text:span>words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3-04-24T09:39:56.544000000</dc:date>
    <meta:editing-duration>PT45M39S</meta:editing-duration>
    <meta:editing-cycles>3</meta:editing-cycles>
    <meta:document-statistic meta:table-count="0" meta:image-count="0" meta:object-count="0" meta:page-count="1" meta:paragraph-count="8" meta:word-count="452" meta:character-count="2751" meta:non-whitespace-character-count="2307"/>
  </office:meta>
</office:document-meta>
</file>